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GONZALES AGUADO, JOHNNY HILDEMAR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CAÑETE</text:span></text:p>
      <text:p text:style-name="P5"/>
      <text:p text:style-name="P5">Recojo: <text:span text:style-name="T3">GONZALES AGUADO, JOHNNY HILDEMAR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17:41:1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